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5e1" officeooo:paragraph-rsid="0003c1c3"/>
    </style:style>
    <style:style style:name="P2" style:family="paragraph" style:parent-style-name="Standard">
      <style:text-properties officeooo:rsid="0002bf99" officeooo:paragraph-rsid="0002bf99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115e1" officeooo:paragraph-rsid="000115e1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115e1" officeooo:paragraph-rsid="0002bf99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115e1" officeooo:paragraph-rsid="0003c1c3"/>
    </style:style>
    <style:style style:name="T1" style:family="text">
      <style:text-properties officeooo:rsid="00013134"/>
    </style:style>
    <style:style style:name="T2" style:family="text">
      <style:text-properties officeooo:rsid="0002bf99"/>
    </style:style>
    <style:style style:name="T3" style:family="text">
      <style:text-properties officeooo:rsid="0003c1c3"/>
    </style:style>
    <style:style style:name="T4" style:family="text">
      <style:text-properties fo:font-weight="bold" officeooo:rsid="0003c1c3" style:font-weight-asian="bold" style:font-weight-complex="bold"/>
    </style:style>
    <style:style style:name="T5" style:family="text">
      <style:text-properties fo:color="#2b511a" fo:font-weight="bold" officeooo:rsid="0003c1c3" style:font-weight-asian="bold" style:font-weight-complex="bold"/>
    </style:style>
    <style:style style:name="T6" style:family="text">
      <style:text-properties fo:color="#003d73" fo:font-weight="bold" officeooo:rsid="0003c1c3" style:font-weight-asian="bold" style:font-weight-complex="bold"/>
    </style:style>
    <style:style style:name="T7" style:family="text">
      <style:text-properties style:use-window-font-color="true" fo:font-weight="normal" officeooo:rsid="0003fdf2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02b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step</text:p>
      <text:p text:style-name="P4"><text:tab/>Dokument wraz z częścią projektową zostały stworzone z myślą o rozwoju wiedzy o procesie tworzenia gier wideo w niedużym (2 osobowym) zespole. <text:span text:style-name="T2">W trakcie pracy nad grą poruszonych zostało wiele zagadnień związanych z dziedziną tworzenia gier wideo. Tworzenie gier wideo to obszerny dział informatyki łączący w sobie między innymi takie działy jak grafika komputerowa, inżynieria oprogramowania, programowanie komputerów, bezpieczeństwo komputerowe.</text:span></text:p>
      <text:p text:style-name="P4"/>
      <text:p text:style-name="P3">Cel pracy</text:p>
      <text:p text:style-name="P5"><text:tab/><text:span text:style-name="T3">Głównym celem </text:span><text:span text:style-name="T5">pracy</text:span><text:span text:style-name="T3"> jest rozwój wiedzy o </text:span><text:span text:style-name="T6">procesie </text:span><text:span text:style-name="T3">tworzenia gier wideo. Uwagę skupiono <text:s/>między innymi <text:s/>na poznawaniu działania i efektywnym wykorzystywaniu oprogramowania wspomagającego</text:span><text:span text:style-name="T6"> proces</text:span><text:span text:style-name="T3"> tworzenia gier, takich jak silnik gry UE4 czy oprogramowanie do modelowania i animacji blender, zdobyciu informacji na temat </text:span><text:span text:style-name="T5">pracy</text:span><text:span text:style-name="T4"> </text:span><text:span text:style-name="T3">zespołowej oraz opracowaniu metodyki </text:span><text:span text:style-name="T5">pracy, </text:span><text:span text:style-name="T7">która pozwoli na wielokrotne wykorzystanie napisanego kodu oraz skrócenie cennego czasu tworzenia oprogramowania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30:02.583000000</meta:creation-date>
    <dc:date>2017-12-29T16:33:06.394000000</dc:date>
    <meta:editing-duration>PT1M2S</meta:editing-duration>
    <meta:editing-cycles>1</meta:editing-cycles>
    <meta:document-statistic meta:table-count="0" meta:image-count="0" meta:object-count="0" meta:page-count="1" meta:paragraph-count="4" meta:word-count="124" meta:character-count="944" meta:non-whitespace-character-count="820"/>
    <meta:generator>LibreOffice/5.4.1.2$Windows_X86_64 LibreOffice_project/ea7cb86e6eeb2bf3a5af73a8f7777ac570321527</meta:generator>
  </office:meta>
</office:document-meta>
</file>